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tab/><text:tab/><text:tab/><text:tab/><text:tab/><text:tab/><text:span text:style-name="T4">Cuenta Nro.</text:span><text:tab/><text:span text:style-name="T1"><text:text-input text:description="&lt;o.cuenta_cheque&gt;">cantidad</text:text-input></text:span><text:tab/><text:tab/><text:tab/></text:p>
      <text:p text:style-name="P2">Cheque Nro. <text:span text:style-name="T1"><text:text-input text:description="&lt;o.numero_cheque&gt;">nro cheque</text:text-input></text:span></text:p>
      <text:p text:style-name="P3"><text:text-input text:description="&lt;o.valor_cheque&gt;">cantidad</text:text-input></text:p>
      <text:p text:style-name="P1">Lugar y fecha de emisión: <text:span text:style-name="T1"><text:text-input text:description="&lt;o.ciudad_cheque&gt;">ciudad</text:text-input></text:span><text:span text:style-name="T1">, </text:span><text:span text:style-name="T1"><text:text-input text:description="&lt;o.fecha_cheque&gt;">fecha</text:text-input></text:span></text:p>
      <text:p text:style-name="P1">Pago a la orden de: <text:span text:style-name="T2"><text:text-input text:description="&lt;if test=&quot;o.otro_nombre&quot;&gt;">if nombre</text:text-input></text:span><text:span text:style-name="T1"> </text:span><text:span text:style-name="T1"><text:text-input text:description="&lt;o.nombre_cheque&gt;">nombre</text:text-input></text:span><text:span text:style-name="T1"> <text:s/></text:span><text:span text:style-name="T2"><text:text-input text:description="&lt;/if&gt;">/if</text:text-input></text:span><text:span text:style-name="T2"> <text:s/></text:span><text:span text:style-name="T2"><text:text-input text:description="&lt;if test=&quot;o.otro_nombre == 0&quot;&gt;">if nombre</text:text-input></text:span><text:span text:style-name="T2"> </text:span><text:span text:style-name="T3"><text:s/></text:span><text:span text:style-name="T3"><text:text-input text:description="&lt;o.partner_id&gt;">proveedor</text:text-input></text:span><text:span text:style-name="T2"> </text:span><text:span text:style-name="T2"><text:text-input text:description="&lt;/if&gt;">/if</text:text-input></text:span><text:span text:style-name="T2"> <text:s/></text:span></text:p>
      <text:p text:style-name="P5">Suma de: <text:span text:style-name="T1"><text:text-input text:description="&lt;o.valor_texto_cheque&gt;">valor texto</text:text-input></text:span></text:p>
      <text:p text:style-name="P5"><text:span text:style-name="T1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 </meta:initial-creator>
    <meta:creation-date>2012-12-14T10:36:12</meta:creation-date>
    <meta:generator>LibreOffice/3.5$Linux_x86 LibreOffice_project/350m1$Build-2</meta:generator>
    <dc:date>2012-12-14T13:21:35</dc:date>
    <dc:creator>Ruth </dc:creator>
    <meta:editing-duration>PT2H20M13S</meta:editing-duration>
    <meta:editing-cycles>22</meta:editing-cycles>
    <meta:document-statistic meta:table-count="0" meta:image-count="0" meta:object-count="0" meta:page-count="1" meta:paragraph-count="6" meta:word-count="32" meta:character-count="191" meta:non-whitespace-character-count="147"/>
  </office:meta>
</office:document-meta>
</file>